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Standard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Interfața login:</text:p>
      <text:p text:style-name="Standard"/>
      <text:p text:style-name="Standard">1. Logare cu user și parolă corectă</text:p>
      <text:p text:style-name="Standard">2. Logare cu user valid și parolă incorectă</text:p>
      <text:p text:style-name="Standard">3. Logare cu user invalid și parolă corectă</text:p>
      <text:p text:style-name="Standard">4. Logare cu câmpuri user și parolă goale</text:p>
      <text:p text:style-name="Standard"/>
      <text:p text:style-name="Standard">Delogare și revenire la interfața de login </text:p>
      <text:p text:style-name="Standard"/>
      <text:p text:style-name="Standard">Pagina principală:</text:p>
      <text:p text:style-name="Standard"/>
      <text:p text:style-name="Standard">5. Filtrare după nume crescător</text:p>
      <text:p text:style-name="Standard">6. Filtrare după nume descrescător</text:p>
      <text:p text:style-name="Standard">7. Filtrare după preț crescător</text:p>
      <text:p text:style-name="Standard">8. Filtrare după preț descrescător</text:p>
      <text:p text:style-name="Standard">9. Adăugare produs în coș</text:p>
      <text:p text:style-name="Standard"/>
      <text:p text:style-name="P1">Pagina individuală a produsului:</text:p>
      <text:p text:style-name="Standard"/>
      <text:list xml:id="list359446432369948108" text:style-name="L5">
        <text:list-item>
          <text:p text:style-name="P6">Navigare către pagina produsului prin click pe nume</text:p>
        </text:list-item>
        <text:list-item>
          <text:p text:style-name="P6">Navigare către pagina produsului prin click pe poză</text:p>
        </text:list-item>
        <text:list-item>
          <text:p text:style-name="P6">Afișare denumire produs</text:p>
        </text:list-item>
        <text:list-item>
          <text:p text:style-name="P6">Afișare imagine produs</text:p>
        </text:list-item>
        <text:list-item>
          <text:p text:style-name="P6">Afișare descriere produs</text:p>
        </text:list-item>
        <text:list-item>
          <text:p text:style-name="P6">Afișare preț produs</text:p>
        </text:list-item>
        <text:list-item>
          <text:p text:style-name="P6">Adăugare produs în coș din pagina individuală</text:p>
        </text:list-item>
        <text:list-item>
          <text:p text:style-name="P6">Eliminare produs din coș din pagina individuală</text:p>
        </text:list-item>
        <text:list-item>
          <text:p text:style-name="P6">Navigare înapoi către pagina principală</text:p>
        </text:list-item>
      </text:list>
      <text:p text:style-name="Text_20_body"><text:span text:style-name="Strong_20_Emphasis">Coșul de cumpărături:</text:span></text:p>
      <text:list xml:id="list3636560141242383905" text:style-name="L9">
        <text:list-item>
          <text:p text:style-name="P7">Navigare înapoi la pagina cu produse</text:p>
        </text:list-item>
        <text:list-item>
          <text:p text:style-name="P7">Eliminare produs din coș</text:p>
        </text:list-item>
        <text:list-item>
          <text:p text:style-name="P7">Continuare cumpărături din coș</text:p>
        </text:list-item>
        <text:list-item>
          <text:p text:style-name="P7">Inițiere proces de checkout</text:p>
        </text:list-item>
      </text:list>
      <text:p text:style-name="Text_20_body"><text:span text:style-name="Strong_20_Emphasis">Pagina de checkout:</text:span></text:p>
      <text:list xml:id="list93926409624932584" text:style-name="L10">
        <text:list-item>
          <text:p text:style-name="P8">Anulare proces de checkout</text:p>
        </text:list-item>
        <text:list-item>
          <text:p text:style-name="P8">Click pe butonul „Continue” cu toate câmpurile necompletate</text:p>
        </text:list-item>
        <text:list-item>
          <text:p text:style-name="P8">Click pe butonul „Continue” fără completarea câmpului „Last Name”</text:p>
        </text:list-item>
        <text:list-item>
          <text:p text:style-name="P8">Click pe butonul „Continue” fără completarea câmpului „First Name”</text:p>
        </text:list-item>
        <text:list-item>
          <text:p text:style-name="P8">Click pe butonul „Continue” fără completarea câmpului „Postal Code”</text:p>
        </text:list-item>
        <text:list-item>
          <text:p text:style-name="P8">Click pe butonul „Continue” cu toate câmpurile completate corect</text:p>
        </text:list-item>
      </text:list>
      <text:p text:style-name="Text_20_body"/>
      <text:p text:style-name="Text_20_body"/>
      <text:p text:style-name="Text_20_body"><text:soft-page-break/></text:p>
      <text:p text:style-name="Text_20_body"><text:span text:style-name="Strong_20_Emphasis">Checkout – Overview:</text:span></text:p>
      <text:list xml:id="list6998513764071719322" text:style-name="L11">
        <text:list-item>
          <text:p text:style-name="P9">Navigare către pagina individuală a produsului prin click pe produs</text:p>
        </text:list-item>
        <text:list-item>
          <text:p text:style-name="P9">Anulare comanda prin butonul „Cancel”</text:p>
        </text:list-item>
        <text:list-item>
          <text:p text:style-name="P9">Finalizare comanda prin click pe „Finish”</text:p>
        </text:list-item>
        <text:list-item>
          <text:p text:style-name="P9">Verificare afișare date personale introduse (nume, prenume, cod poștal)</text:p>
        </text:list-item>
        <text:list-item>
          <text:p text:style-name="P9">Verificare afișare mesaj de confirmare a comenzii după click pe „Finish”</text:p>
        </text:list-item>
        <text:list-item>
          <text:p text:style-name="P9">Testare funcționalitate buton „Back Home” care redirecționează către pagina principală</text:p>
          <text:p text:style-name="P9"/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7S</meta:editing-duration>
    <meta:editing-cycles>3</meta:editing-cycles>
    <meta:generator>OpenOffice/4.1.15$Win32 OpenOffice.org_project/4115m2$Build-9813</meta:generator>
    <dc:date>2025-05-18T16:42:33.96</dc:date>
    <dc:creator>Alexandra Felecan</dc:creator>
    <meta:document-statistic meta:table-count="0" meta:image-count="0" meta:object-count="0" meta:page-count="2" meta:paragraph-count="41" meta:word-count="269" meta:character-count="1711"/>
    <meta:user-defined meta:name="Info 1"/>
    <meta:user-defined meta:name="Info 2"/>
    <meta:user-defined meta:name="Info 3"/>
    <meta:user-defined meta:name="Info 4"/>
  </office:meta>
</office:document-meta>
</file>